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split="http://www.deltaxml.com/ns/track-changes/split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1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Multiple Split</text:h>
      <text:p text:style-name="Text_20_body">In this example, the following paragraph will first be split by inserting a carriage return between the square brackets. In the next version, it ill be split again by iserting a carriage return between the curly braces.</text:p>
      <text:p text:style-name="Text_20_body" split:split001-idref="split1" split:split002-idref="split2">This will always be in the first paragraph. {</text:p>
      <text:p text:style-name="Text_20_body" delta:split-id="split2" delta:insertion-change-idref="ct2" delta:insertion-type="split">} This will be in the first paragraph in v2 but in the second in v3. [</text:p>
      <text:p text:style-name="Text_20_body" delta:split-id="split1" delta:insertion-change-idref="ct1" delta:insertion-type="split">] This will be in the second paragraph in v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1:10:38</meta:creation-date>
    <dc:date>2010-06-25T11:13:46</dc:date>
    <dc:creator>Tristan Mitchell</dc:creator>
    <meta:editing-duration>PT00H02M57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76" meta:character-count="403"/>
  </office:meta>
</office:document-meta>
</file>